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0f5a" officeooo:paragraph-rsid="00000f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COMMANDS</text:p>
      <text:p text:style-name="P1"/>
      <text:p text:style-name="P1">### ALTER TABLE</text:p>
      <text:p text:style-name="P1"/>
      <text:p text:style-name="P1">```</text:p>
      <text:p text:style-name="P1">ALTER TABLE table_name ADD column datatype;</text:p>
      <text:p text:style-name="P1">```</text:p>
      <text:p text:style-name="P1"/>
      <text:p text:style-name="P1">`ALTER TABLE` lets you add columns to a table in a database.</text:p>
      <text:p text:style-name="P1"/>
      <text:p text:style-name="P1">### AND</text:p>
      <text:p text:style-name="P1"/>
      <text:p text:style-name="P1">```</text:p>
      <text:p text:style-name="P1">SELECT column_name(s)</text:p>
      <text:p text:style-name="P1">FROM table_name</text:p>
      <text:p text:style-name="P1">WHERE column_1 = value_1</text:p>
      <text:p text:style-name="P1">AND column_2 = value_2;</text:p>
      <text:p text:style-name="P1">```</text:p>
      <text:p text:style-name="P1"/>
      <text:p text:style-name="P1">`AND` is an operator that combines two conditions. Both conditions must be true for the row to be included in the result set.</text:p>
      <text:p text:style-name="P1"/>
      <text:p text:style-name="P1">### AS</text:p>
      <text:p text:style-name="P1"/>
      <text:p text:style-name="P1">```</text:p>
      <text:p text:style-name="P1">SELECT column_name AS 'Alias'</text:p>
      <text:p text:style-name="P1">FROM table_name;</text:p>
      <text:p text:style-name="P1">```</text:p>
      <text:p text:style-name="P1"/>
      <text:p text:style-name="P1">`AS` is a keyword in SQL that allows you to rename a column or table using an *alias*.</text:p>
      <text:p text:style-name="P1"/>
      <text:p text:style-name="P1">### AVG</text:p>
      <text:p text:style-name="P1"/>
      <text:p text:style-name="P1">```</text:p>
      <text:p text:style-name="P1">SELECT AVG(column_name)</text:p>
      <text:p text:style-name="P1">FROM table_name;</text:p>
      <text:p text:style-name="P1"/>
      <text:p text:style-name="P1">```</text:p>
      <text:p text:style-name="P1"/>
      <text:p text:style-name="P1">`AVG()` is an aggregate function that returns the average value for a numeric column.</text:p>
      <text:p text:style-name="P1"/>
      <text:p text:style-name="P1">### BETWEEN</text:p>
      <text:p text:style-name="P1"/>
      <text:p text:style-name="P1">```</text:p>
      <text:p text:style-name="P1">SELECT column_name(s)</text:p>
      <text:p text:style-name="P1">FROM table_name</text:p>
      <text:p text:style-name="P1">WHERE column_name BETWEEN value_1 AND value_2;</text:p>
      <text:p text:style-name="P1">```</text:p>
      <text:p text:style-name="P1"/>
      <text:p text:style-name="P1"><text:soft-page-break/>The `BETWEEN` operator is used to filter the result set within a certain range. The values can be numbers, text or dates.</text:p>
      <text:p text:style-name="P1"/>
      <text:p text:style-name="P1">### COUNT</text:p>
      <text:p text:style-name="P1"/>
      <text:p text:style-name="P1">```</text:p>
      <text:p text:style-name="P1">SELECT COUNT(column_name)</text:p>
      <text:p text:style-name="P1">FROM table_name;</text:p>
      <text:p text:style-name="P1">```</text:p>
      <text:p text:style-name="P1"/>
      <text:p text:style-name="P1">`COUNT()` is a function that takes the name of a column as an argument and counts the number of rows where the column is not `NULL`.</text:p>
      <text:p text:style-name="P1"/>
      <text:p text:style-name="P1">### CREATE TABLE</text:p>
      <text:p text:style-name="P1"/>
      <text:p text:style-name="P1">```</text:p>
      <text:p text:style-name="P1">CREATE TABLE table_name (column_1 datatype, column_2 datatype, column_3 datatype);</text:p>
      <text:p text:style-name="P1">```</text:p>
      <text:p text:style-name="P1"/>
      <text:p text:style-name="P1">`CREATE TABLE` creates a new table in the database. It allows you to specify the name of the table and the name of each column in the table.</text:p>
      <text:p text:style-name="P1"/>
      <text:p text:style-name="P1">### DELETE</text:p>
      <text:p text:style-name="P1"/>
      <text:p text:style-name="P1">```</text:p>
      <text:p text:style-name="P1">DELETE FROM table_name WHERE some_column = some_value;</text:p>
      <text:p text:style-name="P1">```</text:p>
      <text:p text:style-name="P1"/>
      <text:p text:style-name="P1">`DELETE` statements are used to remove rows from a table.</text:p>
      <text:p text:style-name="P1"/>
      <text:p text:style-name="P1">### GROUP BY</text:p>
      <text:p text:style-name="P1"/>
      <text:p text:style-name="P1">```</text:p>
      <text:p text:style-name="P1">SELECT COUNT(*)</text:p>
      <text:p text:style-name="P1">FROM table_name</text:p>
      <text:p text:style-name="P1">GROUP BY column_name;</text:p>
      <text:p text:style-name="P1">```</text:p>
      <text:p text:style-name="P1"/>
      <text:p text:style-name="P1">`GROUP BY` is a clause in SQL that is only used with aggregate functions. It is used in collaboration with the `SELECT` statement to arrange identical data into groups.</text:p>
      <text:p text:style-name="P1"/>
      <text:p text:style-name="P1">### INNER JOIN</text:p>
      <text:p text:style-name="P1"/>
      <text:p text:style-name="P1">```</text:p>
      <text:p text:style-name="P1">SELECT column_name(s) FROM table_1</text:p>
      <text:p text:style-name="P1">JOIN table_2</text:p>
      <text:p text:style-name="P1">ON table_1.column_name = table_2.column_name;</text:p>
      <text:p text:style-name="P1">```</text:p>
      <text:p text:style-name="P1"/>
      <text:p text:style-name="P1"><text:soft-page-break/>An inner join will combine rows from different tables if the *join condition* is true.</text:p>
      <text:p text:style-name="P1"/>
      <text:p text:style-name="P1">### INSERT</text:p>
      <text:p text:style-name="P1"/>
      <text:p text:style-name="P1">```</text:p>
      <text:p text:style-name="P1">INSERT INTO table_name (column_1, column_2, column_3) VALUES (value_1, 'value_2', value_3);</text:p>
      <text:p text:style-name="P1">```</text:p>
      <text:p text:style-name="P1"/>
      <text:p text:style-name="P1">`INSERT` statements are used to add a new row to a table.</text:p>
      <text:p text:style-name="P1"/>
      <text:p text:style-name="P1">### LIKE</text:p>
      <text:p text:style-name="P1"/>
      <text:p text:style-name="P1">```</text:p>
      <text:p text:style-name="P1">SELECT column_name(s)</text:p>
      <text:p text:style-name="P1">FROM table_name</text:p>
      <text:p text:style-name="P1">WHERE column_name LIKE pattern;</text:p>
      <text:p text:style-name="P1">```</text:p>
      <text:p text:style-name="P1"/>
      <text:p text:style-name="P1">`LIKE` is a special operator used with the `WHERE` clause to search for a specific pattern in a column.</text:p>
      <text:p text:style-name="P1"/>
      <text:p text:style-name="P1">### LIMIT</text:p>
      <text:p text:style-name="P1"/>
      <text:p text:style-name="P1">```</text:p>
      <text:p text:style-name="P1">SELECT column_name(s)</text:p>
      <text:p text:style-name="P1">FROM table_name</text:p>
      <text:p text:style-name="P1">LIMIT number;</text:p>
      <text:p text:style-name="P1">```</text:p>
      <text:p text:style-name="P1"/>
      <text:p text:style-name="P1">`LIMIT` is a clause that lets you specify the maximum number of rows the result set will have.</text:p>
      <text:p text:style-name="P1"/>
      <text:p text:style-name="P1">### MAX</text:p>
      <text:p text:style-name="P1"/>
      <text:p text:style-name="P1">```</text:p>
      <text:p text:style-name="P1">SELECT MAX(column_name)</text:p>
      <text:p text:style-name="P1">FROM table_name;</text:p>
      <text:p text:style-name="P1">```</text:p>
      <text:p text:style-name="P1"/>
      <text:p text:style-name="P1">`MAX()` is a function that takes the name of a column as an argument and returns the largest value in that column.</text:p>
      <text:p text:style-name="P1"/>
      <text:p text:style-name="P1">### MIN</text:p>
      <text:p text:style-name="P1"/>
      <text:p text:style-name="P1">```</text:p>
      <text:p text:style-name="P1">SELECT MIN(column_name)</text:p>
      <text:p text:style-name="P1">FROM table_name;</text:p>
      <text:p text:style-name="P1">```</text:p>
      <text:p text:style-name="P1"/>
      <text:p text:style-name="P1">`MIN()` is a function that takes the name of a column as an argument and returns the smallest value in that column.</text:p>
      <text:p text:style-name="P1"><text:soft-page-break/></text:p>
      <text:p text:style-name="P1">### OR</text:p>
      <text:p text:style-name="P1"/>
      <text:p text:style-name="P1">```</text:p>
      <text:p text:style-name="P1">SELECT column_name</text:p>
      <text:p text:style-name="P1">FROM table_name</text:p>
      <text:p text:style-name="P1">WHERE column_name = value_1</text:p>
      <text:p text:style-name="P1">OR column_name = value_2;</text:p>
      <text:p text:style-name="P1">```</text:p>
      <text:p text:style-name="P1"/>
      <text:p text:style-name="P1">`OR` is an operator that filters the result set to only include rows where either condition is true.</text:p>
      <text:p text:style-name="P1"/>
      <text:p text:style-name="P1">### ORDER BY</text:p>
      <text:p text:style-name="P1"/>
      <text:p text:style-name="P1">```</text:p>
      <text:p text:style-name="P1">SELECT column_name</text:p>
      <text:p text:style-name="P1">FROM table_name</text:p>
      <text:p text:style-name="P1">ORDER BY column_name ASC|DESC;</text:p>
      <text:p text:style-name="P1">```</text:p>
      <text:p text:style-name="P1"/>
      <text:p text:style-name="P1">`ORDER BY` is a clause that indicates you want to sort the result set by a particular column either alphabetically or numerically.</text:p>
      <text:p text:style-name="P1"/>
      <text:p text:style-name="P1">### OUTER JOIN</text:p>
      <text:p text:style-name="P1"/>
      <text:p text:style-name="P1">```</text:p>
      <text:p text:style-name="P1">SELECT column_name(s) FROM table_1</text:p>
      <text:p text:style-name="P1">LEFT JOIN table_2</text:p>
      <text:p text:style-name="P1">ON table_1.column_name = table_2.column_name;</text:p>
      <text:p text:style-name="P1">```</text:p>
      <text:p text:style-name="P1"/>
      <text:p text:style-name="P1">An outer join will combine rows from different tables even if the the join condition is not met. Every row in the *left* table is returned in the result set, and if the join condition is not met, then `NULL` values are used to fill in the columns from the *right* table.</text:p>
      <text:p text:style-name="P1"/>
      <text:p text:style-name="P1">### ROUND</text:p>
      <text:p text:style-name="P1"/>
      <text:p text:style-name="P1">```</text:p>
      <text:p text:style-name="P1">SELECT ROUND(column_name, integer)</text:p>
      <text:p text:style-name="P1">FROM table_name;</text:p>
      <text:p text:style-name="P1">```</text:p>
      <text:p text:style-name="P1"/>
      <text:p text:style-name="P1">`ROUND()` is a function that takes a column name and an integer as an argument. It rounds the values in the column to the number of decimal places specified by the integer.</text:p>
      <text:p text:style-name="P1"/>
      <text:p text:style-name="P1">### SELECT</text:p>
      <text:p text:style-name="P1"/>
      <text:p text:style-name="P1">```</text:p>
      <text:p text:style-name="P1">SELECT column_name FROM table_name;</text:p>
      <text:p text:style-name="P1"><text:soft-page-break/>```</text:p>
      <text:p text:style-name="P1"/>
      <text:p text:style-name="P1">`SELECT` statements are used to fetch data from a database. Every query will begin with SELECT.</text:p>
      <text:p text:style-name="P1"/>
      <text:p text:style-name="P1">### SELECT DISTINCT</text:p>
      <text:p text:style-name="P1"/>
      <text:p text:style-name="P1">```</text:p>
      <text:p text:style-name="P1">SELECT DISTINCT column_name FROM table_name;</text:p>
      <text:p text:style-name="P1">```</text:p>
      <text:p text:style-name="P1"/>
      <text:p text:style-name="P1">`SELECT DISTINCT` specifies that the statement is going to be a query that returns unique values in the specified column(s).</text:p>
      <text:p text:style-name="P1"/>
      <text:p text:style-name="P1">### SUM</text:p>
      <text:p text:style-name="P1"/>
      <text:p text:style-name="P1">```</text:p>
      <text:p text:style-name="P1">SELECT SUM(column_name)</text:p>
      <text:p text:style-name="P1">FROM table_name;</text:p>
      <text:p text:style-name="P1">```</text:p>
      <text:p text:style-name="P1"/>
      <text:p text:style-name="P1">`SUM()` is a function that takes the name of a column as an argument and returns the sum of all the values in that column.</text:p>
      <text:p text:style-name="P1"/>
      <text:p text:style-name="P1">### UPDATE</text:p>
      <text:p text:style-name="P1"/>
      <text:p text:style-name="P1">```</text:p>
      <text:p text:style-name="P1">UPDATE table_name</text:p>
      <text:p text:style-name="P1">SET some_column = some_value</text:p>
      <text:p text:style-name="P1">WHERE some_column = some_value;</text:p>
      <text:p text:style-name="P1">```</text:p>
      <text:p text:style-name="P1"/>
      <text:p text:style-name="P1">`UPDATE` statments allow you to edit rows in a table.</text:p>
      <text:p text:style-name="P1"/>
      <text:p text:style-name="P1">### WHERE</text:p>
      <text:p text:style-name="P1"/>
      <text:p text:style-name="P1">```</text:p>
      <text:p text:style-name="P1">SELECT column_name(s)</text:p>
      <text:p text:style-name="P1">FROM table_name</text:p>
      <text:p text:style-name="P1">WHERE column_name operator value;</text:p>
      <text:p text:style-name="P1">```</text:p>
      <text:p text:style-name="P1"/>
      <text:p text:style-name="P1">`WHERE` is a clause that indicates you want to filter the result set to include only rows where the following *condition* is tr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00:37:02.243921548</meta:creation-date>
    <dc:date>2018-06-02T00:37:53.226153868</dc:date>
    <meta:editing-duration>PT52S</meta:editing-duration>
    <meta:editing-cycles>1</meta:editing-cycles>
    <meta:document-statistic meta:table-count="0" meta:image-count="0" meta:object-count="0" meta:page-count="5" meta:paragraph-count="152" meta:word-count="787" meta:character-count="4591" meta:non-whitespace-character-count="3956"/>
    <meta:generator>LibreOffice/5.1.6.2$Linux_X86_64 LibreOffice_project/10m0$Build-2</meta:generator>
  </office:meta>
</office:document-meta>
</file>